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c5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rmataBoard</text:p>
      <text:p text:style-name="P2"/>
      <text:p text:style-name="P1">It is a Lazarus client in the form of a package of components to manage ConfigurableFirmata compatible devices.</text:p>
      <text:p text:style-name="P1"/>
      <text:p text:style-name="P1">Current version is 0.<text:span text:style-name="T1">9</text:span> beta.</text:p>
      <text:p text:style-name="P1"/>
      <text:p text:style-name="P1">The client can manage a serial port and a TCP server.</text:p>
      <text:p text:style-name="P1"/>
      <text:p text:style-name="P1"/>
      <text:p text:style-name="P1">The main component of the package is Tboard, the rest of componentes TPin, TTasks, TOneWire, TI2C, TAccelStepper, TAccelStepperGroup, TSerial, TServo, TEncoder, TPS2Mouse and TNeoPixel are modules you can link to a Tboard.</text:p>
      <text:p text:style-name="P1"/>
      <text:p text:style-name="P1">At this moment only a few of them have been tested, they have been tested <text:span text:style-name="T1">on</text:span> an Arduino Uno and <text:span text:style-name="T1">on </text:span>an esp8266 as TCP server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5:17.234891187</meta:creation-date>
    <dc:date>2019-06-12T09:46:35.408000000</dc:date>
    <meta:editing-duration>PT16M15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6" meta:word-count="93" meta:character-count="551" meta:non-whitespace-character-count="464"/>
  </office:meta>
</office:document-meta>
</file>